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Heading_20_1">
      <style:text-properties officeooo:rsid="002ad2b5" officeooo:paragraph-rsid="002ad2b5"/>
    </style:style>
    <style:style style:name="P4" style:family="paragraph" style:parent-style-name="Text_20_body">
      <style:text-properties officeooo:rsid="002ad2b5" officeooo:paragraph-rsid="002ad2b5"/>
    </style:style>
    <style:style style:name="P5" style:family="paragraph" style:parent-style-name="Text_20_body">
      <style:text-properties officeooo:rsid="002ad2b5" officeooo:paragraph-rsid="002c8dcc"/>
    </style:style>
    <style:style style:name="T1" style:family="text">
      <style:text-properties officeooo:rsid="000f7497"/>
    </style:style>
    <style:style style:name="T2" style:family="text">
      <style:text-properties officeooo:rsid="002c8dc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text:style-name="Outline">
        <text:list-item>
          <text:h text:style-name="P3" text:outline-level="1">Abstract</text:h>
        </text:list-item>
      </text:list>
      <text:p text:style-name="P5">Tired of being held hostage by third-party CI providers? AutomataCI is your liberation! Think of it as your software production's personal guardian angel – it ensures your build and deployment processes flow smoothly, no matter what. <text:s/>AutomataCI gives you the power to run CI locally, decentralizing your workflow and shielding you from vendor lock-in or surprise price hikes.</text:p>
      <text:p text:style-name="P5"/>
      <text:p text:style-name="P5">With its friendly setup, you'll be up and running in no time. AutomataCI effortlessly integrates into your existing git repository, orchestrating everything from dependency management to testing, packaging, and deployment. It's your secret weapon for predictable, reliable software delivery.</text:p>
      <text:p text:style-name="P5"/>
      <text:p text:style-name="P5">Best of all, AutomataCI is built with inclusivity in mind. It plays nicely with a multitude of programming languages and <text:span text:style-name="T2">built using only POSIX Shell and PowerShell</text:span> scripting tools. Say goodbye to frustrating compatibility issues! Ready to take back control? <text:s/>Embrace AutomataCI – the flexible, always-available CI solution that puts YOU in the driver's se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0</text:page-number><text:s/>of <text:page-count>1</text:page-count><text:s/><text:span text:style-name="MT1">| </text:span><text:title>Abstract</text:title></text:p>
      </style:footer>
    </style:master-page>
    <style:master-page style:name="Left_20_Page" style:display-name="Left Page" style:page-layout-name="Mpm4" draw:style-name="Mdp1" style:next-style-name="Right_20_Page">
      <style:footer>
        <text:p text:style-name="Footer"><text:title>Abstract</text:title><text:s/><text:span text:style-name="MT1">| </text:span>Page <text:page-number text:select-page="current">0</text:page-number><text:s/>of <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7:07:58.400321828</meta:creation-date>
    <dc:title>Abstract</dc:title>
    <meta:generator>LibreOffice/24.2.1.2$Linux_X86_64 LibreOffice_project/db4def46b0453cc22e2d0305797cf981b68ef5ac</meta:generator>
    <meta:editing-duration>PT23M43S</meta:editing-duration>
    <meta:editing-cycles>10</meta:editing-cycles>
    <dc:contributor>(Holloway) Chew</dc:contributor>
    <dc:contributor>Kean Ho</dc:contributor>
    <dc:coverage>abstract</dc:coverage>
    <dc:identifier>automataci-abstract_en</dc:identifier>
    <dc:subject>A fragment of AutomataCI engineering specification</dc:subject>
    <meta:initial-creator>Kean Ho Chew</meta:initial-creator>
    <dc:publisher>AutomataCI Team</dc:publisher>
    <dc:date>2024-03-27T08:24:49.782686208</dc:date>
    <dc:creator>Kean Ho Chew</dc:creator>
    <meta:keyword>abstract</meta:keyword>
    <meta:document-statistic meta:table-count="0" meta:image-count="0" meta:object-count="0" meta:page-count="1" meta:paragraph-count="7" meta:word-count="164" meta:character-count="1084" meta:non-whitespace-character-count="921"/>
    <meta:template xlink:type="simple" xlink:actuate="onRequest" xlink:title="Noto Sans Light Default Template" xlink:href="../../../../../../../../templates/default.ott" meta:date="2024-03-25T07:09:47.213847945"/>
  </office:meta>
</office:document-meta>
</file>